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style:font-size-asian="12pt" style:font-name-complex="Arial1" style:font-size-complex="12pt"/>
    </style:style>
    <style:style style:name="P2" style:family="paragraph" style:parent-style-name="Standard">
      <style:paragraph-properties fo:margin-top="0in" fo:margin-bottom="0in"/>
    </style:style>
    <style:style style:name="P3" style:family="paragraph" style:parent-style-name="Standard">
      <style:paragraph-properties fo:break-before="page"/>
    </style:style>
    <style:style style:name="P4" style:family="paragraph" style:parent-style-name="Standard" style:master-page-name="Standard">
      <style:paragraph-properties style:page-number="auto"/>
    </style:style>
    <style:style style:name="P5" style:family="paragraph" style:parent-style-name="Footer">
      <style:paragraph-properties fo:margin-left="0in" fo:margin-right="-0.1252in" fo:text-align="end" style:justify-single-word="false" fo:text-indent="0in" style:auto-text-indent="false">
        <style:tab-stops>
          <style:tab-stop style:position="3.25in" style:type="center"/>
          <style:tab-stop style:position="6.6252in" style:type="right"/>
        </style:tab-stops>
      </style:paragraph-properties>
    </style:style>
    <style:style style:name="P6" style:family="paragraph" style:parent-style-name="List_20_Paragraph" style:list-style-name="WWNum34">
      <style:paragraph-properties fo:margin-top="0.1665in" fo:margin-bottom="0in" fo:line-height="100%"/>
    </style:style>
    <style:style style:name="T1" style:family="text">
      <style:text-properties fo:font-size="12pt" style:font-size-asian="12pt" style:font-name-complex="Arial1" style:font-size-complex="12pt"/>
    </style:style>
    <style:style style:name="T2" style:family="text">
      <style:text-properties fo:font-size="12pt" style:text-underline-style="solid" style:text-underline-width="auto" style:text-underline-color="font-color" fo:font-weight="bold" style:font-size-asian="12pt" style:font-weight-asian="bold" style:font-name-complex="Arial1" style:font-size-complex="12pt"/>
    </style:style>
    <style:style style:name="T3" style:family="text">
      <style:text-properties style:text-underline-style="none"/>
    </style:style>
    <style:style style:name="T4" style:family="text">
      <style:text-properties fo:font-size="8pt" style:font-size-asian="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olvin</text:span><text:bookmark text:name="Bookmark"/><text:span text:style-name="T1">g this problem will help you to gain a basic understanding the credit industry and also how analytics and data science is applied in practice in the BFSI domain.</text:span></text:p>
      <text:p text:style-name="Standard"><text:span text:style-name="T2">A short primer of underwriting in the credit industry - </text:span></text:p>
      <text:p text:style-name="Standard"><text:span text:style-name="T1">In general, whenever an individual/corporation applies for a loan from a bank (or any loan issuer), their credit history undergoes a rigorous check to ensure that whether they are capable enough to pay off the loan (in this industry it is referred to as credit-worthiness). </text:span></text:p>
      <text:p text:style-name="Standard"><text:span text:style-name="T1">The issuers have a set of model/s and rule/s in place which take information regarding their current financial standing, previous credit history and some other variables as input and output a metric which gives a measure of the risk that the issuer will potentially take on issuing the loan. The measure is generally in the form of a probability and is the risk that the person will default on their loan (called the probability of default) in the future.</text:span></text:p>
      <text:p text:style-name="Standard"><text:span text:style-name="T1">Based on the amount of risk that the issuer is willing to take (plus some other factors) they decide on a cutoff of that score and use it to take a decision regarding whether to pass the loan or not. This is a way of managing credit risk. The whole process collectively is referred to as underwriting.</text:span></text:p>
      <text:p text:style-name="Standard"><text:span text:style-name="T1">NOTE: What I have described above is a very simplified version of the process to give you an introductory overview. You can refer to the following resources for a better understanding:</text:span></text:p>
      <text:p text:style-name="Standard"><text:span text:style-name="T1">http://budgeting.thenest.com/mean-loan-goes-underwriting-23201.html</text:span></text:p>
      <text:p text:style-name="Standard"><text:span text:style-name="T1">http://www.investopedia.com/ (a great source to find meanings of BFSI terminology and jargon)</text:span></text:p>
      <text:p text:style-name="Standard"><text:span text:style-name="T2">Overview of the problem</text:span></text:p>
      <text:p text:style-name="Standard"><text:span text:style-name="T1">In this project you will have to put yourself in the shoes of a loan issuer and manage credit risk by using the past data and deciding whom to give the loan to in the future. The text files contain complete loan data for all loans issued by XYZ Corp. through 2007-2015. The data contains the indicator of default, payment information, credit history, etc.</text:span></text:p>
      <text:p text:style-name="Standard"><text:span text:style-name="T1">The data should be divided into train (June 2007 - May 2015) and out-of-time test (June 2015 - Dec 2015) data. You will have use the training data to build models/analytical solution and finally apply it to test data to measure the performance and robustness of the models. </text:span></text:p>
      <text:p text:style-name="Standard"><text:span text:style-name="T1">You should use the variable : 'issue_d' to divide the data in the above time periods, the variable is in &lt;month&gt;-&lt;year&gt; format.</text:span></text:p>
      <text:p text:style-name="Standard"><text:soft-page-break/><text:span text:style-name="T2">Data and Problem Details </text:span></text:p>
      <text:p text:style-name="Standard"><text:span text:style-name="T1">Objective : You have to build a data model to predict the probability of default, and choose a cut-off based on what you feel is suitable. Alternatively you can also use a modelling technique which gives binary output.</text:span></text:p>
      <text:p text:style-name="Standard"><text:span text:style-name="T1">You have to do the following:</text:span></text:p>
      <text:p text:style-name="Standard"><text:span text:style-name="T1">Based on the data that is available during loan application, build a model to predict default in the future. This will help the company in deciding whether or not to pass the loan.</text:span></text:p>
      <text:p text:style-name="Standard"><text:span text:style-name="T1">Also note that the data contains defaulters, successful payers and customers who were current during that time. To simplify the problem, customers under 'current' status have been considered as non-defaulters in the dataset.</text:span></text:p>
      <text:p text:style-name="Standard"><text:span text:style-name="T1">You will be provided with:</text:span></text:p>
      <text:list xml:id="list8987855293055111769" text:style-name="WWNum34">
        <text:list-item>
          <text:p text:style-name="P6"><text:span text:style-name="T1">Dataset containing both train and test data</text:span></text:p>
        </text:list-item>
        <text:list-item>
          <text:p text:style-name="P6"><text:span text:style-name="T1">Data dictionary</text:span></text:p>
        </text:list-item>
      </text:list>
      <text:p text:style-name="Standard"><text:span text:style-name="T1"><text:s/></text:span></text:p>
      <text:p text:style-name="Standard"><text:span text:style-name="T1">Steps to be followed (tentative time required):</text:span></text:p>
      <text:p text:style-name="P2"><text:span text:style-name="T1">1) Understand the problem and objective (1 hour)</text:span></text:p>
      <text:p text:style-name="P2"><text:span text:style-name="T1">2) Understand the data and develop some business sense. (4-5 hours)</text:span></text:p>
      <text:p text:style-name="P2"><text:span text:style-name="T1">3) EDA, segmentation (if you think is required in this case). (5-6 Hours)</text:span></text:p>
      <text:p text:style-name="P2"><text:span text:style-name="T1">4) Data Cleaning (4-5 Hours)</text:span></text:p>
      <text:p text:style-name="P2"><text:span text:style-name="T1">5) Feature engineering (4-5 Hours)</text:span></text:p>
      <text:p text:style-name="P2"><text:span text:style-name="T1">6) Model Building (try various techniques and at the end justify why you chose a particular technique over others) (3-4 hours)</text:span></text:p>
      <text:p text:style-name="P2"><text:span text:style-name="T1">7) Testing and Cross-validation (3-4 hours)</text:span></text:p>
      <text:p text:style-name="P2"><text:span text:style-name="T1">8) Final results, recommendations and plots/visualizations. (4-5 hours)</text:span></text:p>
      <text:p text:style-name="P2"><text:span text:style-name="T1">9) BONUS : Any other insights or recommendations that you can give from the data which will help the business. (subjective)</text:span></text:p>
      <text:p text:style-name="P1"/>
      <text:p text:style-name="P3"><text:span text:style-name="T1">Preparing the deck: 6-7 hours</text:span></text:p>
      <text:p text:style-name="Standard"><text:span text:style-name="T1">[Actual time might vary from person to person and step to step, this is just indicative]</text:span></text:p>
      <text:p text:style-name="Standard"><text:span text:style-name="T1">The final solution should be in form of a deck showing all the steps above. It will be judged on the following criteria:</text:span></text:p>
      <text:p text:style-name="Standard"><text:span text:style-name="T1">1) How well have you adhered to the modelling process discipline.</text:span></text:p>
      <text:p text:style-name="Standard"><text:span text:style-name="T1">2) Do your results make business sense, how have you used business intuition to take decisions during the modelling exercise, including but not limited to the following:</text:span></text:p>
      <text:p text:style-name="P2"><text:span text:style-name="T1"><text:tab/>- Deciding segmentation (if you choose to have segmentation</text:span></text:p>
      <text:p text:style-name="P2"><text:span text:style-name="T1"><text:tab/>- EDA, Feature engineering</text:span></text:p>
      <text:p text:style-name="P2"><text:span text:style-name="T1"><text:tab/>- Choosing variables to be put in models</text:span></text:p>
      <text:p text:style-name="P2"><text:span text:style-name="T1"><text:tab/>- Deciding a cut-off</text:span></text:p>
      <text:p text:style-name="Standard"><text:span text:style-name="T1">3) Performance of your model on test data </text:span></text:p>
      <text:p text:style-name="P2"><text:span text:style-name="T1"><text:tab/>- Precision<text:tab/></text:span></text:p>
      <text:p text:style-name="P2"><text:span text:style-name="T1"><text:tab/>- Recall</text:span></text:p>
      <text:p text:style-name="P2"><text:span text:style-name="T1"><text:tab/>- AUC</text:span></text:p>
      <text:p text:style-name="P2"><text:span text:style-name="T1"><text:tab/>- Any other metric you can find from your experience or literature.</text:span></text:p>
      <text:p text:style-name="Standard"><text:span text:style-name="T1">4) Estimated monetary impact of your solution (Use the data and your model results and try to come up with a monetary figure that the company can expect to save if they use your model, in business problems it is of a lot of importance since it helps the management take decisions).</text:span></text:p>
      <text:p text:style-name="Standard"><text:span text:style-name="T2">Grading system </text:span></text:p>
      <text:p text:style-name="Standard"><text:span text:style-name="T1">The final submission should have the following components:</text:span></text:p>
      <text:p text:style-name="Standard"><text:span text:style-name="T1">1) All codes (properly documented) - 10%</text:span></text:p>
      <text:p text:style-name="Standard"><text:span text:style-name="T1">2) A deck summarizing what they did in each of the above steps.</text:span></text:p>
      <text:p text:style-name="P2"><text:span text:style-name="T1"><text:tab/>- Steps 3 to 5 : 30%</text:span></text:p>
      <text:p text:style-name="P2"><text:span text:style-name="T1"><text:tab/>- Steps 6 to 7 : 30%</text:span></text:p>
      <text:p text:style-name="P2"><text:span text:style-name="T1"><text:tab/>- Step <text:s/>8 <text:s text:c="8"/>: 30%</text:span></text:p>
      <text:p text:style-name="Standard"><text:span text:style-name="T1">3) Bonus marks will be awarded for step 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d0d0d" style:font-name="Cambria" fo:font-size="10pt" style:font-size-asian="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3335in" fo:margin-bottom="0.139in" fo:line-height="150%" fo:keep-together="always" fo:keep-with-next="always"/>
      <style:text-properties style:font-name="Cambria" fo:font-size="14pt" fo:font-weight="bold" style:font-size-asian="14pt" style:font-weight-asian="bold" style:font-name-complex="F" style:font-size-complex="14pt"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text-properties style:font-name="Calibri" style:font-name-asian="Calibri1" style:font-name-complex="Times New Roman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font-name-complex="F"/>
    </style:style>
    <style:style style:name="Title" style:family="paragraph" style:parent-style-name="Standard" style:next-style-name="Subtitle" style:default-outline-level="" style:list-style-name="" style:class="chapter">
      <style:paragraph-properties fo:margin-left="-0.1252in" fo:margin-right="0in" fo:margin-top="0in" fo:margin-bottom="0.2083in" fo:line-height="100%" fo:text-align="start" style:justify-single-word="false" fo:text-indent="0in" style:auto-text-indent="false"/>
      <style:text-properties fo:color="#595959" style:font-name="Cambria" fo:font-size="15pt" fo:letter-spacing="0.0035in" fo:font-weight="bold" style:letter-kerning="true" style:font-size-asian="15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style:font-name="Cambria" fo:font-size="11pt" fo:letter-spacing="0.0102in" fo:font-style="italic" fo:font-weight="bold" style:font-size-asian="11pt" style:font-style-asian="italic" style:font-weight-asian="bold" style:font-name-complex="F" style:font-size-complex="12pt" style:font-style-complex="italic"/>
    </style:style>
    <style:style style:name="imareticus" style:family="paragraph" style:parent-style-name="Standard" style:default-outline-level="" style:list-style-name=""/>
    <style:style style:name="Imarticus" style:family="paragraph" style:parent-style-name="Title" style:default-outline-level="" style:list-style-name="">
      <style:paragraph-properties fo:margin-top="0in" fo:margin-bottom="0in" fo:text-align="center" style:justify-single-word="false"/>
      <style:text-properties fo:color="#1f497d" style:font-name="Cambria" fo:font-size="26pt" fo:font-weight="normal" style:font-size-asian="26pt" style:font-weight-asian="normal"/>
    </style:style>
    <style:style style:name="Normal_20__28_Web_29_" style:display-name="Normal (Web)" style:family="paragraph" style:parent-style-name="Standard" style:default-outline-level="" style:list-style-name="">
      <style:paragraph-properties fo:margin-top="0.0693in" fo:margin-bottom="0.0693in" fo:line-height="100%"/>
      <style:text-properties fo:color="#00000a" style:font-name="Times New Roman" fo:font-size="12pt" fo:language="en" fo:country="GB" style:font-name-asian="Times New Roman1" style:font-size-asian="12pt" style:language-asian="en" style:country-asian="GB" style:font-name-complex="Times New Roman1"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o_20_Spacing_20_Char" style:display-name="No Spacing Char" style:family="text" style:parent-style-name="Default_20_Paragraph_20_Font">
      <style:text-properties style:font-name-complex="F"/>
    </style:style>
    <style:style style:name="Heading_20_1_20_Char" style:display-name="Heading 1 Char" style:family="text" style:parent-style-name="Default_20_Paragraph_20_Font">
      <style:text-properties style:font-name="Cambria" fo:font-size="14pt" fo:font-weight="bold" style:font-size-asian="14pt" style:font-weight-asian="bold" style:font-name-complex="F" style:font-size-complex="14pt" style:font-weight-complex="bold"/>
    </style:style>
    <style:style style:name="Title_20_Char" style:display-name="Title Char" style:family="text" style:parent-style-name="Default_20_Paragraph_20_Font">
      <style:text-properties fo:color="#595959" style:font-name="Cambria" fo:font-size="15pt" fo:letter-spacing="0.0035in" fo:font-weight="bold" style:letter-kerning="true" style:font-size-asian="15pt" style:font-weight-asian="bold" style:font-name-complex="F" style:font-size-complex="26pt"/>
    </style:style>
    <style:style style:name="Subtitle_20_Char" style:display-name="Subtitle Char" style:family="text" style:parent-style-name="Default_20_Paragraph_20_Font">
      <style:text-properties fo:color="#595959" style:font-name="Cambria" fo:letter-spacing="0.0102in" fo:font-weight="bold" style:font-weight-asian="bold" style:font-name-complex="F" style:font-size-complex="12pt" style:font-style-complex="italic"/>
    </style:style>
    <style:style style:name="imareticus_20_Char" style:display-name="imareticus Char" style:family="text" style:parent-style-name="Default_20_Paragraph_20_Font">
      <style:text-properties fo:color="#0d0d0d" style:font-name="Cambria"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font-weight="bold" style:font-weight-asian="bold"/>
    </style:style>
    <style:style style:name="ListLabel_20_3" style:display-name="ListLabel 3" style:family="text">
      <style:text-properties fo:color="#595959" fo:font-size="10pt" style:font-size-asian="10pt"/>
    </style:style>
    <style:style style:name="ListLabel_20_4" style:display-name="ListLabel 4" style:family="text">
      <style:text-properties fo:color="#000000" fo:font-size="9pt" style:font-size-asian="9pt"/>
    </style:style>
    <style:style style:name="ListLabel_20_5" style:display-name="ListLabel 5" style:family="text">
      <style:text-properties fo:color="#00000a" fo:font-size="9pt" style:font-size-asian="9pt"/>
    </style:style>
    <style:style style:name="ListLabel_20_6" style:display-name="ListLabel 6" style:family="text">
      <style:text-properties fo:font-size="8pt" fo:font-style="normal" fo:font-weight="bold" style:font-size-asian="8pt" style:font-style-asian="normal" style:font-weight-asian="bold"/>
    </style:style>
    <style:style style:name="ListLabel_20_7" style:display-name="ListLabel 7" style:family="text">
      <style:text-properties fo:font-size="8pt" fo:font-style="normal" fo:font-weight="normal" style:font-size-asian="8pt" style:font-style-asian="normal" style:font-weight-asian="normal"/>
    </style:style>
    <style:style style:name="ListLabel_20_8" style:display-name="ListLabel 8" style:family="text">
      <style:text-properties style:font-name-complex="Ari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812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12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12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12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12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12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12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12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I">
        <style:list-level-properties text:list-level-position-and-space-mode="label-alignment" fo:text-align="end">
          <style:list-level-label-alignment text:label-followed-by="listtab" fo:text-indent="-0.25in" fo:margin-left="0.25in"/>
        </style:list-level-properties>
      </text:list-level-style-number>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8126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12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12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12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12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12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12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12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8126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12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12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12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12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12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12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12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25in" fo:margin-left="0.8126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12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12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12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12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12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12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12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37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87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37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87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37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87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37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87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37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87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37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87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37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87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37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87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37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87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bullet text:level="3"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8" style:num-suffix="-" text:bullet-char="-">
        <style:list-level-properties text:list-level-position-and-space-mode="label-alignment">
          <style:list-level-label-alignment text:label-followed-by="listtab" fo:text-indent="-0.25in" fo:margin-left="0.2917in"/>
        </style:list-level-properties>
        <style:text-properties style:font-name="Cambria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91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91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1252in" fo:text-align="end" style:justify-single-word="false" fo:text-indent="0in" style:auto-text-indent="false">
        <style:tab-stops>
          <style:tab-stop style:position="3.25in" style:type="center"/>
          <style:tab-stop style:position="6.6252in" style:type="right"/>
        </style:tab-stops>
      </style:paragraph-properties>
    </style:style>
    <style:style style:name="MT1" style:family="text">
      <style:text-properties style:text-underline-style="none"/>
    </style:style>
    <style:style style:name="MT2" style:family="text"/>
    <style:page-layout style:name="Mpm1">
      <style:page-layout-properties fo:page-width="8.5in" fo:page-height="11in" style:num-format="1" style:print-orientation="portrait" fo:margin-top="0.6in" fo:margin-bottom="0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in" fo:margin-left="0in" fo:margin-right="0in" fo:margin-bottom="0.1602in" style:dynamic-spacing="true"/>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header>
        <text:p text:style-name="Title">Genpact Data Science Prodegree </text:p>
        <text:p text:style-name="Title"><text:span text:style-name="MT1">Project Using Python</text:span></text:p>
      </style:header>
      <style:footer>
        <text:p text:style-name="MP1"><text:page-number text:select-page="current">3</text:page-number></text:p>
        <text:p text:style-name="Footer"><text:a xlink:type="simple" xlink:href="https://towardsdatascience.com/predicting-loan-repayment-5df4e0023e92" text:style-name="Internet_20_link" text:visited-style-name="Visited_20_Internet_20_Link">https://towardsdatascience.com/predicting-loan-repayment-5df4e0023e92</text:a> </text:p>
        <text:p text:style-name="Footer"/>
        <text:p text:style-name="Footer"><text:a xlink:type="simple" xlink:href="https://amstat.tandfonline.com/doi/full/10.1080/10691898.2018.1434342#.XkicOIozbIU" text:style-name="Internet_20_link" text:visited-style-name="Visited_20_Internet_20_Link">https://amstat.tandfonline.com/doi/full/10.1080/10691898.2018.1434342#.XkicOIozbIU</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dc:creator>archana prasad</dc:creator>
    <meta:editing-cycles>11</meta:editing-cycles>
    <meta:print-date>2017-10-05T05:42:00</meta:print-date>
    <meta:creation-date>2017-10-14T09:44:00</meta:creation-date>
    <dc:date>2020-02-16T07:08:06.70</dc:date>
    <meta:editing-duration>PT3S</meta:editing-duration>
    <meta:generator>OpenOffice/4.1.7$Win32 OpenOffice.org_project/417m1$Build-9800</meta:generator>
    <meta:document-statistic meta:table-count="0" meta:image-count="0" meta:object-count="0" meta:page-count="3" meta:paragraph-count="59" meta:word-count="890" meta:character-count="53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